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29cm" fo:min-width="1.17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0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929cm" fo:min-width="1.17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29cm" fo:min-width="0.651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29cm" fo:min-width="0.767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929cm" fo:min-width="0.767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238cm" fo:min-width="0cm" fo:padding-top="0.142cm" fo:padding-bottom="0.142cm" fo:padding-left="0.267cm" fo:padding-right="0.267cm" fo:wrap-option="wrap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266cm" fo:min-width="0cm" fo:padding-top="0.142cm" fo:padding-bottom="0.142cm" fo:padding-left="0.267cm" fo:padding-right="0.267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8cm" fo:min-width="0cm"/>
      <style:paragraph-properties style:writing-mode="lr-tb"/>
    </style:style>
    <style:style style:name="gr26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" fo:font-size="13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Liberation Mono" fo:font-size="13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3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dddddd"/>
      <style:paragraph-properties fo:text-align="center" style:writing-mode="lr-tb"/>
      <style:text-properties style:font-name="Liberation Mono" fo:font-size="13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style:font-name="Liberation Sans2" fo:font-size="12pt" style:font-size-asian="12pt" style:font-size-complex="12pt"/>
    </style:style>
    <style:style style:name="P9" style:family="paragraph">
      <style:text-properties fo:background-color="#ffffff"/>
    </style:style>
    <style:style style:name="P10" style:family="paragraph">
      <loext:graphic-properties draw:fill="none" draw:fill-color="#ffffff"/>
      <style:text-properties fo:font-size="12pt" fo:background-color="#ffffff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paragraph-properties fo:text-align="center"/>
      <style:text-properties style:font-name="Liberation Sans2" fo:font-size="12pt" style:font-size-asian="14pt" style:font-size-complex="14pt"/>
    </style:style>
    <style:style style:name="T1" style:family="text">
      <style:text-properties style:font-name="Liberation Mono" fo:font-size="13pt" style:font-size-asian="12pt" style:font-size-complex="12pt"/>
    </style:style>
    <style:style style:name="T2" style:family="text">
      <style:text-properties fo:font-size="13pt" style:font-size-asian="12pt" style:font-size-complex="12pt"/>
    </style:style>
    <style:style style:name="T3" style:family="text">
      <style:text-properties style:font-name="Liberation Sans2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2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08cm" svg:height="1.213cm" svg:x="1.82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3.52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5.22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6.92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8.555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0.255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1.955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3.655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5.355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7.055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8.755cm" svg:y="2.811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cm" svg:height="0.763cm" svg:x="19.048cm" svg:y="2.122cm">
          <draw:text-box>
            <text:p><text:span text:style-name="T2">10</text:span></text:p>
          </draw:text-box>
        </draw:frame>
        <draw:frame draw:style-name="gr3" draw:text-style-name="P3" draw:layer="layout" svg:width="0.756cm" svg:height="0.763cm" svg:x="17.448cm" svg:y="2.123cm">
          <draw:text-box>
            <text:p><text:span text:style-name="T2">9</text:span></text:p>
          </draw:text-box>
        </draw:frame>
        <draw:frame draw:style-name="gr3" draw:text-style-name="P3" draw:layer="layout" svg:width="0.756cm" svg:height="0.763cm" svg:x="15.748cm" svg:y="2.124cm">
          <draw:text-box>
            <text:p><text:span text:style-name="T2">8</text:span></text:p>
          </draw:text-box>
        </draw:frame>
        <draw:frame draw:style-name="gr3" draw:text-style-name="P3" draw:layer="layout" svg:width="0.756cm" svg:height="0.763cm" svg:x="14.048cm" svg:y="2.125cm">
          <draw:text-box>
            <text:p><text:span text:style-name="T2">7</text:span></text:p>
          </draw:text-box>
        </draw:frame>
        <draw:frame draw:style-name="gr3" draw:text-style-name="P3" draw:layer="layout" svg:width="0.756cm" svg:height="0.763cm" svg:x="12.348cm" svg:y="2.126cm">
          <draw:text-box>
            <text:p><text:span text:style-name="T2">6</text:span></text:p>
          </draw:text-box>
        </draw:frame>
        <draw:frame draw:style-name="gr3" draw:text-style-name="P3" draw:layer="layout" svg:width="0.756cm" svg:height="0.763cm" svg:x="10.648cm" svg:y="2.127cm">
          <draw:text-box>
            <text:p><text:span text:style-name="T2">5</text:span></text:p>
          </draw:text-box>
        </draw:frame>
        <draw:frame draw:style-name="gr3" draw:text-style-name="P3" draw:layer="layout" svg:width="0.756cm" svg:height="0.763cm" svg:x="8.948cm" svg:y="2.128cm">
          <draw:text-box>
            <text:p><text:span text:style-name="T2">4</text:span></text:p>
          </draw:text-box>
        </draw:frame>
        <draw:frame draw:style-name="gr3" draw:text-style-name="P3" draw:layer="layout" svg:width="0.756cm" svg:height="0.763cm" svg:x="7.348cm" svg:y="2.129cm">
          <draw:text-box>
            <text:p><text:span text:style-name="T2">3</text:span></text:p>
          </draw:text-box>
        </draw:frame>
        <draw:frame draw:style-name="gr3" draw:text-style-name="P3" draw:layer="layout" svg:width="0.756cm" svg:height="0.763cm" svg:x="5.648cm" svg:y="2.13cm">
          <draw:text-box>
            <text:p><text:span text:style-name="T2">2</text:span></text:p>
          </draw:text-box>
        </draw:frame>
        <draw:frame draw:style-name="gr3" draw:text-style-name="P3" draw:layer="layout" svg:width="0.756cm" svg:height="0.763cm" svg:x="3.948cm" svg:y="2.131cm">
          <draw:text-box>
            <text:p><text:span text:style-name="T2">1</text:span></text:p>
          </draw:text-box>
        </draw:frame>
        <draw:frame draw:style-name="gr3" draw:text-style-name="P3" draw:layer="layout" svg:width="0.756cm" svg:height="0.763cm" svg:x="2.248cm" svg:y="2.132cm">
          <draw:text-box>
            <text:p><text:span text:style-name="T2">0</text:span></text:p>
          </draw:text-box>
        </draw:frame>
        <draw:custom-shape draw:style-name="gr1" draw:text-style-name="P2" draw:layer="layout" svg:width="1.708cm" svg:height="1.213cm" svg:x="1.821cm" svg:y="6.02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3.521cm" svg:y="6.02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5.221cm" svg:y="6.02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6.921cm" svg:y="6.02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8.556cm" svg:y="6.02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0.256cm" svg:y="6.02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1.956cm" svg:y="6.02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3.656cm" svg:y="6.02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5.356cm" svg:y="6.02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7.056cm" svg:y="6.02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8.756cm" svg:y="6.02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cm" svg:height="0.763cm" svg:x="19.049cm" svg:y="5.331cm">
          <draw:text-box>
            <text:p><text:span text:style-name="T2">10</text:span></text:p>
          </draw:text-box>
        </draw:frame>
        <draw:frame draw:style-name="gr3" draw:text-style-name="P3" draw:layer="layout" svg:width="0.756cm" svg:height="0.763cm" svg:x="17.449cm" svg:y="5.332cm">
          <draw:text-box>
            <text:p><text:span text:style-name="T2">9</text:span></text:p>
          </draw:text-box>
        </draw:frame>
        <draw:frame draw:style-name="gr3" draw:text-style-name="P3" draw:layer="layout" svg:width="0.756cm" svg:height="0.763cm" svg:x="15.749cm" svg:y="5.333cm">
          <draw:text-box>
            <text:p><text:span text:style-name="T2">8</text:span></text:p>
          </draw:text-box>
        </draw:frame>
        <draw:frame draw:style-name="gr3" draw:text-style-name="P3" draw:layer="layout" svg:width="0.756cm" svg:height="0.763cm" svg:x="14.049cm" svg:y="5.334cm">
          <draw:text-box>
            <text:p><text:span text:style-name="T2">7</text:span></text:p>
          </draw:text-box>
        </draw:frame>
        <draw:frame draw:style-name="gr3" draw:text-style-name="P3" draw:layer="layout" svg:width="0.756cm" svg:height="0.763cm" svg:x="12.349cm" svg:y="5.335cm">
          <draw:text-box>
            <text:p><text:span text:style-name="T2">6</text:span></text:p>
          </draw:text-box>
        </draw:frame>
        <draw:frame draw:style-name="gr3" draw:text-style-name="P3" draw:layer="layout" svg:width="0.756cm" svg:height="0.763cm" svg:x="10.649cm" svg:y="5.336cm">
          <draw:text-box>
            <text:p><text:span text:style-name="T2">5</text:span></text:p>
          </draw:text-box>
        </draw:frame>
        <draw:frame draw:style-name="gr3" draw:text-style-name="P3" draw:layer="layout" svg:width="0.756cm" svg:height="0.763cm" svg:x="8.949cm" svg:y="5.337cm">
          <draw:text-box>
            <text:p><text:span text:style-name="T2">4</text:span></text:p>
          </draw:text-box>
        </draw:frame>
        <draw:frame draw:style-name="gr3" draw:text-style-name="P3" draw:layer="layout" svg:width="0.756cm" svg:height="0.763cm" svg:x="7.349cm" svg:y="5.338cm">
          <draw:text-box>
            <text:p><text:span text:style-name="T2">3</text:span></text:p>
          </draw:text-box>
        </draw:frame>
        <draw:frame draw:style-name="gr3" draw:text-style-name="P3" draw:layer="layout" svg:width="0.756cm" svg:height="0.763cm" svg:x="5.649cm" svg:y="5.339cm">
          <draw:text-box>
            <text:p><text:span text:style-name="T2">2</text:span></text:p>
          </draw:text-box>
        </draw:frame>
        <draw:frame draw:style-name="gr3" draw:text-style-name="P3" draw:layer="layout" svg:width="0.756cm" svg:height="0.763cm" svg:x="3.949cm" svg:y="5.34cm">
          <draw:text-box>
            <text:p><text:span text:style-name="T2">1</text:span></text:p>
          </draw:text-box>
        </draw:frame>
        <draw:frame draw:style-name="gr3" draw:text-style-name="P3" draw:layer="layout" svg:width="0.756cm" svg:height="0.763cm" svg:x="2.249cm" svg:y="5.341cm">
          <draw:text-box>
            <text:p><text:span text:style-name="T2">0</text:span></text:p>
          </draw:text-box>
        </draw:frame>
        <draw:custom-shape draw:style-name="gr1" draw:text-style-name="P2" draw:layer="layout" svg:width="1.708cm" svg:height="1.213cm" svg:x="1.822cm" svg:y="8.829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3.522cm" svg:y="8.829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5.222cm" svg:y="8.829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6.922cm" svg:y="8.829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8.557cm" svg:y="8.829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0.257cm" svg:y="8.829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1.957cm" svg:y="8.829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3.657cm" svg:y="8.829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5.357cm" svg:y="8.829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7.057cm" svg:y="8.829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8.757cm" svg:y="8.829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cm" svg:height="0.763cm" svg:x="19.05cm" svg:y="8.14cm">
          <draw:text-box>
            <text:p><text:span text:style-name="T2">10</text:span></text:p>
          </draw:text-box>
        </draw:frame>
        <draw:frame draw:style-name="gr3" draw:text-style-name="P3" draw:layer="layout" svg:width="0.756cm" svg:height="0.763cm" svg:x="17.45cm" svg:y="8.141cm">
          <draw:text-box>
            <text:p><text:span text:style-name="T2">9</text:span></text:p>
          </draw:text-box>
        </draw:frame>
        <draw:frame draw:style-name="gr3" draw:text-style-name="P3" draw:layer="layout" svg:width="0.756cm" svg:height="0.763cm" svg:x="15.75cm" svg:y="8.142cm">
          <draw:text-box>
            <text:p><text:span text:style-name="T2">8</text:span></text:p>
          </draw:text-box>
        </draw:frame>
        <draw:frame draw:style-name="gr3" draw:text-style-name="P3" draw:layer="layout" svg:width="0.756cm" svg:height="0.763cm" svg:x="14.05cm" svg:y="8.143cm">
          <draw:text-box>
            <text:p><text:span text:style-name="T2">7</text:span></text:p>
          </draw:text-box>
        </draw:frame>
        <draw:frame draw:style-name="gr3" draw:text-style-name="P3" draw:layer="layout" svg:width="0.756cm" svg:height="0.763cm" svg:x="12.35cm" svg:y="8.144cm">
          <draw:text-box>
            <text:p><text:span text:style-name="T2">6</text:span></text:p>
          </draw:text-box>
        </draw:frame>
        <draw:frame draw:style-name="gr3" draw:text-style-name="P3" draw:layer="layout" svg:width="0.756cm" svg:height="0.763cm" svg:x="10.65cm" svg:y="8.145cm">
          <draw:text-box>
            <text:p><text:span text:style-name="T2">5</text:span></text:p>
          </draw:text-box>
        </draw:frame>
        <draw:frame draw:style-name="gr3" draw:text-style-name="P3" draw:layer="layout" svg:width="0.756cm" svg:height="0.763cm" svg:x="8.95cm" svg:y="8.146cm">
          <draw:text-box>
            <text:p><text:span text:style-name="T2">4</text:span></text:p>
          </draw:text-box>
        </draw:frame>
        <draw:frame draw:style-name="gr3" draw:text-style-name="P3" draw:layer="layout" svg:width="0.756cm" svg:height="0.763cm" svg:x="7.35cm" svg:y="8.147cm">
          <draw:text-box>
            <text:p><text:span text:style-name="T2">3</text:span></text:p>
          </draw:text-box>
        </draw:frame>
        <draw:frame draw:style-name="gr3" draw:text-style-name="P3" draw:layer="layout" svg:width="0.756cm" svg:height="0.763cm" svg:x="5.65cm" svg:y="8.148cm">
          <draw:text-box>
            <text:p><text:span text:style-name="T2">2</text:span></text:p>
          </draw:text-box>
        </draw:frame>
        <draw:frame draw:style-name="gr3" draw:text-style-name="P3" draw:layer="layout" svg:width="0.756cm" svg:height="0.763cm" svg:x="3.95cm" svg:y="8.149cm">
          <draw:text-box>
            <text:p><text:span text:style-name="T2">1</text:span></text:p>
          </draw:text-box>
        </draw:frame>
        <draw:frame draw:style-name="gr3" draw:text-style-name="P3" draw:layer="layout" svg:width="0.756cm" svg:height="0.763cm" svg:x="2.25cm" svg:y="8.15cm">
          <draw:text-box>
            <text:p><text:span text:style-name="T2">0</text:span></text:p>
          </draw:text-box>
        </draw:frame>
        <draw:frame draw:style-name="gr4" draw:text-style-name="P4" draw:layer="layout" svg:width="3.245cm" svg:height="0.962cm" svg:x="22.463cm" svg:y="2.866cm">
          <draw:text-box>
            <text:p>hashtable</text:p>
          </draw:text-box>
        </draw:frame>
        <draw:frame draw:style-name="gr5" draw:text-style-name="P4" draw:layer="layout" svg:width="3.597cm" svg:height="0.962cm" svg:x="22.464cm" svg:y="5.966cm">
          <draw:text-box>
            <text:p>hashtable2</text:p>
          </draw:text-box>
        </draw:frame>
        <draw:frame draw:style-name="gr6" draw:text-style-name="P4" draw:layer="layout" svg:width="4.507cm" svg:height="0.962cm" svg:x="22.107cm" svg:y="8.915cm">
          <draw:text-box>
            <text:p>linearprobing1</text:p>
          </draw:text-box>
        </draw:frame>
        <draw:custom-shape draw:style-name="gr1" draw:text-style-name="P2" draw:layer="layout" svg:width="1.708cm" svg:height="1.213cm" svg:x="1.813cm" svg:y="11.938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3.513cm" svg:y="11.938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5.213cm" svg:y="11.938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6.913cm" svg:y="11.938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8.548cm" svg:y="11.938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0.248cm" svg:y="11.938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1.948cm" svg:y="11.938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3.648cm" svg:y="11.938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5.348cm" svg:y="11.938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7.048cm" svg:y="11.938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8.748cm" svg:y="11.938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cm" svg:height="0.763cm" svg:x="19.041cm" svg:y="11.249cm">
          <draw:text-box>
            <text:p><text:span text:style-name="T2">10</text:span></text:p>
          </draw:text-box>
        </draw:frame>
        <draw:frame draw:style-name="gr3" draw:text-style-name="P3" draw:layer="layout" svg:width="0.756cm" svg:height="0.763cm" svg:x="17.441cm" svg:y="11.25cm">
          <draw:text-box>
            <text:p><text:span text:style-name="T2">9</text:span></text:p>
          </draw:text-box>
        </draw:frame>
        <draw:frame draw:style-name="gr3" draw:text-style-name="P3" draw:layer="layout" svg:width="0.756cm" svg:height="0.763cm" svg:x="15.741cm" svg:y="11.251cm">
          <draw:text-box>
            <text:p><text:span text:style-name="T2">8</text:span></text:p>
          </draw:text-box>
        </draw:frame>
        <draw:frame draw:style-name="gr3" draw:text-style-name="P3" draw:layer="layout" svg:width="0.756cm" svg:height="0.763cm" svg:x="14.041cm" svg:y="11.252cm">
          <draw:text-box>
            <text:p><text:span text:style-name="T2">7</text:span></text:p>
          </draw:text-box>
        </draw:frame>
        <draw:frame draw:style-name="gr3" draw:text-style-name="P3" draw:layer="layout" svg:width="0.756cm" svg:height="0.763cm" svg:x="12.341cm" svg:y="11.253cm">
          <draw:text-box>
            <text:p><text:span text:style-name="T2">6</text:span></text:p>
          </draw:text-box>
        </draw:frame>
        <draw:frame draw:style-name="gr3" draw:text-style-name="P3" draw:layer="layout" svg:width="0.756cm" svg:height="0.763cm" svg:x="10.641cm" svg:y="11.254cm">
          <draw:text-box>
            <text:p><text:span text:style-name="T2">5</text:span></text:p>
          </draw:text-box>
        </draw:frame>
        <draw:frame draw:style-name="gr3" draw:text-style-name="P3" draw:layer="layout" svg:width="0.756cm" svg:height="0.763cm" svg:x="8.941cm" svg:y="11.255cm">
          <draw:text-box>
            <text:p><text:span text:style-name="T2">4</text:span></text:p>
          </draw:text-box>
        </draw:frame>
        <draw:frame draw:style-name="gr3" draw:text-style-name="P3" draw:layer="layout" svg:width="0.756cm" svg:height="0.763cm" svg:x="7.341cm" svg:y="11.256cm">
          <draw:text-box>
            <text:p><text:span text:style-name="T2">3</text:span></text:p>
          </draw:text-box>
        </draw:frame>
        <draw:frame draw:style-name="gr3" draw:text-style-name="P3" draw:layer="layout" svg:width="0.756cm" svg:height="0.763cm" svg:x="5.641cm" svg:y="11.257cm">
          <draw:text-box>
            <text:p><text:span text:style-name="T2">2</text:span></text:p>
          </draw:text-box>
        </draw:frame>
        <draw:frame draw:style-name="gr3" draw:text-style-name="P3" draw:layer="layout" svg:width="0.756cm" svg:height="0.763cm" svg:x="3.941cm" svg:y="11.258cm">
          <draw:text-box>
            <text:p><text:span text:style-name="T2">1</text:span></text:p>
          </draw:text-box>
        </draw:frame>
        <draw:frame draw:style-name="gr3" draw:text-style-name="P3" draw:layer="layout" svg:width="0.756cm" svg:height="0.763cm" svg:x="2.241cm" svg:y="11.259cm">
          <draw:text-box>
            <text:p><text:span text:style-name="T2">0</text:span></text:p>
          </draw:text-box>
        </draw:frame>
        <draw:frame draw:style-name="gr6" draw:text-style-name="P4" draw:layer="layout" svg:width="4.507cm" svg:height="0.962cm" svg:x="22.098cm" svg:y="12.024cm">
          <draw:text-box>
            <text:p>linearprobing2</text:p>
          </draw:text-box>
        </draw:frame>
        <draw:custom-shape draw:style-name="gr7" draw:text-style-name="P5" draw:layer="layout" svg:width="1.708cm" svg:height="1.213cm" svg:x="1.703cm" svg:y="15.177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08cm" svg:height="1.213cm" svg:x="3.403cm" svg:y="15.177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08cm" svg:height="1.213cm" svg:x="5.103cm" svg:y="15.177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6.803cm" svg:y="15.177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8.438cm" svg:y="15.177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0.138cm" svg:y="15.177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1.838cm" svg:y="15.177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3.538cm" svg:y="15.17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5.238cm" svg:y="15.17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6.938cm" svg:y="15.177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8.638cm" svg:y="15.177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cm" svg:height="0.763cm" svg:x="18.931cm" svg:y="14.488cm">
          <draw:text-box>
            <text:p><text:span text:style-name="T2">10</text:span></text:p>
          </draw:text-box>
        </draw:frame>
        <draw:frame draw:style-name="gr3" draw:text-style-name="P3" draw:layer="layout" svg:width="0.756cm" svg:height="0.763cm" svg:x="17.331cm" svg:y="14.489cm">
          <draw:text-box>
            <text:p><text:span text:style-name="T2">9</text:span></text:p>
          </draw:text-box>
        </draw:frame>
        <draw:frame draw:style-name="gr3" draw:text-style-name="P3" draw:layer="layout" svg:width="0.756cm" svg:height="0.763cm" svg:x="15.631cm" svg:y="14.49cm">
          <draw:text-box>
            <text:p><text:span text:style-name="T2">8</text:span></text:p>
          </draw:text-box>
        </draw:frame>
        <draw:frame draw:style-name="gr3" draw:text-style-name="P3" draw:layer="layout" svg:width="0.756cm" svg:height="0.763cm" svg:x="13.931cm" svg:y="14.491cm">
          <draw:text-box>
            <text:p><text:span text:style-name="T2">7</text:span></text:p>
          </draw:text-box>
        </draw:frame>
        <draw:frame draw:style-name="gr3" draw:text-style-name="P3" draw:layer="layout" svg:width="0.756cm" svg:height="0.763cm" svg:x="12.231cm" svg:y="14.492cm">
          <draw:text-box>
            <text:p><text:span text:style-name="T2">6</text:span></text:p>
          </draw:text-box>
        </draw:frame>
        <draw:frame draw:style-name="gr3" draw:text-style-name="P3" draw:layer="layout" svg:width="0.756cm" svg:height="0.763cm" svg:x="10.531cm" svg:y="14.493cm">
          <draw:text-box>
            <text:p><text:span text:style-name="T2">5</text:span></text:p>
          </draw:text-box>
        </draw:frame>
        <draw:frame draw:style-name="gr3" draw:text-style-name="P3" draw:layer="layout" svg:width="0.756cm" svg:height="0.763cm" svg:x="8.831cm" svg:y="14.494cm">
          <draw:text-box>
            <text:p><text:span text:style-name="T2">4</text:span></text:p>
          </draw:text-box>
        </draw:frame>
        <draw:frame draw:style-name="gr3" draw:text-style-name="P3" draw:layer="layout" svg:width="0.756cm" svg:height="0.763cm" svg:x="7.231cm" svg:y="14.495cm">
          <draw:text-box>
            <text:p><text:span text:style-name="T2">3</text:span></text:p>
          </draw:text-box>
        </draw:frame>
        <draw:frame draw:style-name="gr3" draw:text-style-name="P3" draw:layer="layout" svg:width="0.756cm" svg:height="0.763cm" svg:x="5.531cm" svg:y="14.496cm">
          <draw:text-box>
            <text:p><text:span text:style-name="T2">2</text:span></text:p>
          </draw:text-box>
        </draw:frame>
        <draw:frame draw:style-name="gr3" draw:text-style-name="P3" draw:layer="layout" svg:width="0.756cm" svg:height="0.763cm" svg:x="3.831cm" svg:y="14.497cm">
          <draw:text-box>
            <text:p><text:span text:style-name="T2">1</text:span></text:p>
          </draw:text-box>
        </draw:frame>
        <draw:frame draw:style-name="gr3" draw:text-style-name="P3" draw:layer="layout" svg:width="0.756cm" svg:height="0.763cm" svg:x="2.131cm" svg:y="14.498cm">
          <draw:text-box>
            <text:p><text:span text:style-name="T2">0</text:span></text:p>
          </draw:text-box>
        </draw:frame>
        <draw:frame draw:style-name="gr6" draw:text-style-name="P4" draw:layer="layout" svg:width="4.507cm" svg:height="0.962cm" svg:x="21.988cm" svg:y="15.263cm">
          <draw:text-box>
            <text:p>clustering</text:p>
          </draw:text-box>
        </draw:frame>
        <draw:custom-shape draw:style-name="gr1" draw:text-style-name="P2" draw:layer="layout" svg:width="1.708cm" svg:height="1.213cm" svg:x="1.565cm" svg:y="18.237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3.265cm" svg:y="18.237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4.965cm" svg:y="18.237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6.665cm" svg:y="18.237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8.3cm" svg:y="18.237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0cm" svg:y="18.237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1.7cm" svg:y="18.237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3.4cm" svg:y="18.23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5.1cm" svg:y="18.23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6.8cm" svg:y="18.237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8.5cm" svg:y="18.237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cm" svg:height="0.763cm" svg:x="18.793cm" svg:y="17.548cm">
          <draw:text-box>
            <text:p><text:span text:style-name="T2">10</text:span></text:p>
          </draw:text-box>
        </draw:frame>
        <draw:frame draw:style-name="gr3" draw:text-style-name="P3" draw:layer="layout" svg:width="0.756cm" svg:height="0.763cm" svg:x="17.193cm" svg:y="17.549cm">
          <draw:text-box>
            <text:p><text:span text:style-name="T2">9</text:span></text:p>
          </draw:text-box>
        </draw:frame>
        <draw:frame draw:style-name="gr3" draw:text-style-name="P3" draw:layer="layout" svg:width="0.756cm" svg:height="0.763cm" svg:x="15.493cm" svg:y="17.55cm">
          <draw:text-box>
            <text:p><text:span text:style-name="T2">8</text:span></text:p>
          </draw:text-box>
        </draw:frame>
        <draw:frame draw:style-name="gr3" draw:text-style-name="P3" draw:layer="layout" svg:width="0.756cm" svg:height="0.763cm" svg:x="13.793cm" svg:y="17.551cm">
          <draw:text-box>
            <text:p><text:span text:style-name="T2">7</text:span></text:p>
          </draw:text-box>
        </draw:frame>
        <draw:frame draw:style-name="gr3" draw:text-style-name="P3" draw:layer="layout" svg:width="0.756cm" svg:height="0.763cm" svg:x="12.093cm" svg:y="17.552cm">
          <draw:text-box>
            <text:p><text:span text:style-name="T2">6</text:span></text:p>
          </draw:text-box>
        </draw:frame>
        <draw:frame draw:style-name="gr3" draw:text-style-name="P3" draw:layer="layout" svg:width="0.756cm" svg:height="0.763cm" svg:x="10.393cm" svg:y="17.553cm">
          <draw:text-box>
            <text:p><text:span text:style-name="T2">5</text:span></text:p>
          </draw:text-box>
        </draw:frame>
        <draw:frame draw:style-name="gr3" draw:text-style-name="P3" draw:layer="layout" svg:width="0.756cm" svg:height="0.763cm" svg:x="8.693cm" svg:y="17.554cm">
          <draw:text-box>
            <text:p><text:span text:style-name="T2">4</text:span></text:p>
          </draw:text-box>
        </draw:frame>
        <draw:frame draw:style-name="gr3" draw:text-style-name="P3" draw:layer="layout" svg:width="0.756cm" svg:height="0.763cm" svg:x="7.093cm" svg:y="17.555cm">
          <draw:text-box>
            <text:p><text:span text:style-name="T2">3</text:span></text:p>
          </draw:text-box>
        </draw:frame>
        <draw:frame draw:style-name="gr3" draw:text-style-name="P3" draw:layer="layout" svg:width="0.756cm" svg:height="0.763cm" svg:x="5.393cm" svg:y="17.556cm">
          <draw:text-box>
            <text:p><text:span text:style-name="T2">2</text:span></text:p>
          </draw:text-box>
        </draw:frame>
        <draw:frame draw:style-name="gr3" draw:text-style-name="P3" draw:layer="layout" svg:width="0.756cm" svg:height="0.763cm" svg:x="3.693cm" svg:y="17.557cm">
          <draw:text-box>
            <text:p><text:span text:style-name="T2">1</text:span></text:p>
          </draw:text-box>
        </draw:frame>
        <draw:frame draw:style-name="gr3" draw:text-style-name="P3" draw:layer="layout" svg:width="0.756cm" svg:height="0.763cm" svg:x="1.993cm" svg:y="17.558cm">
          <draw:text-box>
            <text:p><text:span text:style-name="T2">0</text:span></text:p>
          </draw:text-box>
        </draw:frame>
        <draw:frame draw:style-name="gr6" draw:text-style-name="P4" draw:layer="layout" svg:width="4.507cm" svg:height="0.962cm" svg:x="21.85cm" svg:y="18.323cm">
          <draw:text-box>
            <text:p>quadratic</text:p>
          </draw:text-box>
        </draw:frame>
      </draw:page>
      <draw:page draw:name="page2" draw:style-name="dp1" draw:master-page-name="Default">
        <draw:custom-shape draw:style-name="gr1" draw:text-style-name="P2" xml:id="id1" draw:id="id1" draw:layer="layout" svg:width="1.708cm" svg:height="1.213cm" svg:x="1.454cm" svg:y="2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3.154cm" svg:y="2.99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4.854cm" svg:y="2.99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6.554cm" svg:y="2.99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708cm" svg:height="1.213cm" svg:x="8.189cm" svg:y="2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08cm" svg:height="1.213cm" svg:x="9.889cm" svg:y="2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708cm" svg:height="1.213cm" svg:x="11.589cm" svg:y="2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3.289cm" svg:y="2.99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08cm" svg:height="1.213cm" svg:x="14.989cm" svg:y="2.997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708cm" svg:height="1.213cm" svg:x="16.689cm" svg:y="2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708cm" svg:height="1.213cm" svg:x="18.389cm" svg:y="2.99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1cm" svg:height="0.763cm" svg:x="18.682cm" svg:y="2.308cm">
          <draw:text-box>
            <text:p><text:span text:style-name="T2">10</text:span></text:p>
          </draw:text-box>
        </draw:frame>
        <draw:frame draw:style-name="gr3" draw:text-style-name="P3" draw:layer="layout" svg:width="0.756cm" svg:height="0.763cm" svg:x="17.082cm" svg:y="2.309cm">
          <draw:text-box>
            <text:p><text:span text:style-name="T2">9</text:span></text:p>
          </draw:text-box>
        </draw:frame>
        <draw:frame draw:style-name="gr3" draw:text-style-name="P3" draw:layer="layout" svg:width="0.756cm" svg:height="0.763cm" svg:x="15.382cm" svg:y="2.31cm">
          <draw:text-box>
            <text:p><text:span text:style-name="T2">8</text:span></text:p>
          </draw:text-box>
        </draw:frame>
        <draw:frame draw:style-name="gr3" draw:text-style-name="P3" draw:layer="layout" svg:width="0.756cm" svg:height="0.763cm" svg:x="13.682cm" svg:y="2.311cm">
          <draw:text-box>
            <text:p><text:span text:style-name="T2">7</text:span></text:p>
          </draw:text-box>
        </draw:frame>
        <draw:frame draw:style-name="gr3" draw:text-style-name="P3" draw:layer="layout" svg:width="0.756cm" svg:height="0.763cm" svg:x="11.982cm" svg:y="2.312cm">
          <draw:text-box>
            <text:p><text:span text:style-name="T2">6</text:span></text:p>
          </draw:text-box>
        </draw:frame>
        <draw:frame draw:style-name="gr3" draw:text-style-name="P3" draw:layer="layout" svg:width="0.756cm" svg:height="0.763cm" svg:x="10.282cm" svg:y="2.313cm">
          <draw:text-box>
            <text:p><text:span text:style-name="T2">5</text:span></text:p>
          </draw:text-box>
        </draw:frame>
        <draw:frame draw:style-name="gr3" draw:text-style-name="P3" draw:layer="layout" svg:width="0.756cm" svg:height="0.763cm" svg:x="8.582cm" svg:y="2.314cm">
          <draw:text-box>
            <text:p><text:span text:style-name="T2">4</text:span></text:p>
          </draw:text-box>
        </draw:frame>
        <draw:frame draw:style-name="gr3" draw:text-style-name="P3" draw:layer="layout" svg:width="0.756cm" svg:height="0.763cm" svg:x="6.982cm" svg:y="2.315cm">
          <draw:text-box>
            <text:p><text:span text:style-name="T2">3</text:span></text:p>
          </draw:text-box>
        </draw:frame>
        <draw:frame draw:style-name="gr3" draw:text-style-name="P3" draw:layer="layout" svg:width="0.756cm" svg:height="0.763cm" svg:x="5.282cm" svg:y="2.316cm">
          <draw:text-box>
            <text:p><text:span text:style-name="T2">2</text:span></text:p>
          </draw:text-box>
        </draw:frame>
        <draw:frame draw:style-name="gr3" draw:text-style-name="P3" draw:layer="layout" svg:width="0.756cm" svg:height="0.763cm" svg:x="3.582cm" svg:y="2.317cm">
          <draw:text-box>
            <text:p><text:span text:style-name="T2">1</text:span></text:p>
          </draw:text-box>
        </draw:frame>
        <draw:frame draw:style-name="gr3" draw:text-style-name="P3" draw:layer="layout" svg:width="0.756cm" svg:height="0.763cm" svg:x="1.882cm" svg:y="2.318cm">
          <draw:text-box>
            <text:p><text:span text:style-name="T2">0</text:span></text:p>
          </draw:text-box>
        </draw:frame>
        <draw:frame draw:style-name="gr5" draw:text-style-name="P4" draw:layer="layout" svg:width="3.597cm" svg:height="0.962cm" svg:x="22.097cm" svg:y="2.943cm">
          <draw:text-box>
            <text:p>chaining</text:p>
          </draw:text-box>
        </draw:frame>
        <draw:custom-shape draw:style-name="gr8" draw:text-style-name="P2" xml:id="id2" draw:id="id2" draw:layer="layout" svg:width="1.185cm" svg:height="1.213cm" svg:x="1.72cm" svg:y="4.894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1.185cm" svg:height="1.213cm" svg:x="1.72cm" svg:y="8.794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.308cm" svg:y1="4.21cm" svg:x2="2.312cm" svg:y2="4.894cm" draw:start-shape="id1" draw:start-glue-point="2" draw:end-shape="id2" draw:end-glue-point="0" svg:d="M2308 4210v341h4v343" svg:viewBox="0 0 5 685">
          <text:p/>
        </draw:connector>
        <draw:connector draw:style-name="gr10" draw:text-style-name="P6" draw:layer="layout" svg:x1="2.312cm" svg:y1="6.107cm" svg:x2="2.312cm" svg:y2="6.794cm" draw:start-shape="id2" draw:start-glue-point="2" svg:d="M2312 6107v687" svg:viewBox="0 0 1 688">
          <text:p/>
        </draw:connector>
        <draw:connector draw:style-name="gr11" draw:text-style-name="P6" draw:layer="layout" svg:x1="2.312cm" svg:y1="8.007cm" svg:x2="2.312cm" svg:y2="8.794cm" draw:end-shape="id3" draw:end-glue-point="0" svg:d="M2312 8007v787" svg:viewBox="0 0 1 788">
          <text:p/>
        </draw:connector>
        <draw:custom-shape draw:style-name="gr8" draw:text-style-name="P2" xml:id="id5" draw:id="id5" draw:layer="layout" svg:width="1.185cm" svg:height="1.213cm" svg:x="8.451cm" svg:y="4.894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1.185cm" svg:height="1.213cm" svg:x="10.151cm" svg:y="4.894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1.185cm" svg:height="1.213cm" svg:x="11.851cm" svg:y="4.89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1.185cm" svg:height="1.213cm" svg:x="16.951cm" svg:y="4.89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1.185cm" svg:height="1.213cm" svg:x="18.651cm" svg:y="4.894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85cm" svg:height="1.213cm" svg:x="1.72cm" svg:y="6.794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2" draw:id="id12" draw:layer="layout" svg:width="1.185cm" svg:height="1.213cm" svg:x="16.951cm" svg:y="6.79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svg:x1="9.043cm" svg:y1="4.21cm" svg:x2="9.043cm" svg:y2="4.894cm" draw:start-shape="id4" draw:start-glue-point="2" draw:end-shape="id5" draw:end-glue-point="0" svg:d="M9043 4210v684" svg:viewBox="0 0 1 685">
          <text:p/>
        </draw:connector>
        <draw:connector draw:style-name="gr13" draw:text-style-name="P6" draw:layer="layout" svg:x1="10.743cm" svg:y1="4.21cm" svg:x2="10.743cm" svg:y2="4.894cm" draw:start-shape="id6" draw:start-glue-point="2" draw:end-shape="id7" draw:end-glue-point="0" svg:d="M10743 4210v684" svg:viewBox="0 0 1 685">
          <text:p/>
        </draw:connector>
        <draw:connector draw:style-name="gr14" draw:text-style-name="P6" draw:layer="layout" svg:x1="12.443cm" svg:y1="4.21cm" svg:x2="12.443cm" svg:y2="4.894cm" draw:start-shape="id8" draw:start-glue-point="2" draw:end-shape="id9" draw:end-glue-point="0" svg:d="M12443 4210v684" svg:viewBox="0 0 1 685">
          <text:p/>
        </draw:connector>
        <draw:connector draw:style-name="gr15" draw:text-style-name="P6" draw:layer="layout" svg:x1="17.543cm" svg:y1="4.21cm" svg:x2="17.543cm" svg:y2="4.894cm" draw:start-shape="id10" draw:start-glue-point="2" draw:end-shape="id11" draw:end-glue-point="0" svg:d="M17543 4210v684" svg:viewBox="0 0 1 685">
          <text:p/>
        </draw:connector>
        <draw:connector draw:style-name="gr16" draw:text-style-name="P6" draw:layer="layout" svg:x1="17.543cm" svg:y1="6.107cm" svg:x2="17.543cm" svg:y2="6.794cm" draw:start-shape="id11" draw:start-glue-point="2" draw:end-shape="id12" draw:end-glue-point="0" svg:d="M17543 6107v687" svg:viewBox="0 0 1 688">
          <text:p/>
        </draw:connector>
        <draw:connector draw:style-name="gr17" draw:text-style-name="P6" draw:layer="layout" svg:x1="19.243cm" svg:y1="4.21cm" svg:x2="19.243cm" svg:y2="4.894cm" draw:start-shape="id13" draw:start-glue-point="2" draw:end-shape="id14" draw:end-glue-point="0" svg:d="M19243 4210v684" svg:viewBox="0 0 1 685">
          <text:p/>
        </draw:connector>
        <draw:custom-shape draw:style-name="gr18" draw:text-style-name="P2" draw:layer="layout" svg:width="1.301cm" svg:height="1.213cm" svg:x="7.81cm" svg:y="12.091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9.11cm" svg:y="12.091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0.41cm" svg:y="12.091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1.71cm" svg:y="12.091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3.01cm" svg:y="12.091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01cm" svg:height="1.213cm" svg:x="14.31cm" svg:y="12.091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5.61cm" svg:y="12.091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6.91cm" svg:y="12.091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8.21cm" svg:y="12.091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.983cm" svg:height="0.725cm" svg:x="19.9cm" svg:y="12.283cm">
          <draw:text-box>
            <text:p text:style-name="P7"><text:span text:style-name="T3">54 is in place</text:span></text:p>
          </draw:text-box>
        </draw:frame>
        <draw:custom-shape draw:style-name="gr21" draw:text-style-name="P6" draw:layer="layout" svg:width="0.469cm" svg:height="6.022cm" draw:transform="rotate (1.5707963267949) translate (8.172cm 14.174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6" draw:layer="layout" svg:width="0.469cm" svg:height="3.872cm" draw:transform="rotate (1.5707963267949) translate (15.669cm 14.146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3" draw:text-style-name="P10" draw:layer="layout" svg:width="1.764cm" svg:height="0.736cm" svg:x="9.963cm" svg:y="13.816cm">
          <draw:text-box>
            <text:p text:style-name="P9"><text:span text:style-name="T4"><text:s text:c="2"/></text:span><text:span text:style-name="T4">&lt; 54 <text:s/></text:span></text:p>
          </draw:text-box>
        </draw:frame>
        <draw:frame draw:style-name="gr23" draw:text-style-name="P10" draw:layer="layout" svg:width="1.764cm" svg:height="0.736cm" svg:x="16.77cm" svg:y="13.788cm">
          <draw:text-box>
            <text:p text:style-name="P9"><text:span text:style-name="T4"><text:s text:c="2"/></text:span><text:span text:style-name="T4">&gt; 54 <text:s/></text:span></text:p>
          </draw:text-box>
        </draw:frame>
        <draw:custom-shape draw:style-name="gr18" draw:text-style-name="P2" draw:layer="layout" svg:width="1.301cm" svg:height="1.213cm" svg:x="5.621cm" svg:y="15.49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6.921cm" svg:y="15.494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8.221cm" svg:y="15.49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9.521cm" svg:y="15.49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0.821cm" svg:y="15.494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7.364cm" svg:y="15.466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8.664cm" svg:y="15.466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9.964cm" svg:y="15.466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3.69cm" svg:height="0.725cm" svg:x="6.906cm" svg:y="16.963cm">
          <draw:text-box>
            <text:p><text:span text:style-name="T4">quicksort left half</text:span></text:p>
          </draw:text-box>
        </draw:frame>
        <draw:frame draw:style-name="gr25" draw:text-style-name="P11" draw:layer="layout" svg:width="4.052cm" svg:height="0.725cm" svg:x="17.363cm" svg:y="16.936cm">
          <draw:text-box>
            <text:p><text:span text:style-name="T4">quicksort right half</text:span></text:p>
          </draw:text-box>
        </draw:frame>
        <draw:frame draw:style-name="gr20" draw:text-style-name="P12" draw:layer="layout" svg:width="3.177cm" svg:height="0.962cm" svg:x="13.423cm" svg:y="18.934cm">
          <draw:text-box>
            <text:p>partitionB</text:p>
          </draw:text-box>
        </draw:frame>
      </draw:page>
      <draw:page draw:name="page3" draw:style-name="dp1" draw:master-page-name="Default">
        <draw:custom-shape draw:style-name="gr19" draw:text-style-name="P5" draw:layer="layout" svg:width="1.301cm" svg:height="1.213cm" svg:x="1.676cm" svg:y="1.261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2.976cm" svg:y="1.261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4.276cm" svg:y="1.261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5.576cm" svg:y="1.261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6.876cm" svg:y="1.261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8.176cm" svg:y="1.261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9.476cm" svg:y="1.261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0.776cm" svg:y="1.261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2.076cm" svg:y="1.261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5.459cm" svg:height="1.199cm" svg:x="13.832cm" svg:y="1.229cm">
          <draw:text-box>
            <text:p text:style-name="P13"><text:span text:style-name="T5">leftMark and rightMark</text:span></text:p>
            <text:p text:style-name="P13"><text:span text:style-name="T5">will converge on split point</text:span></text:p>
          </draw:text-box>
        </draw:frame>
        <draw:frame draw:style-name="gr20" draw:text-style-name="P11" draw:layer="layout" svg:width="2.009cm" svg:height="0.725cm" svg:x="2.587cm" svg:y="3.241cm">
          <draw:text-box>
            <text:p><text:span text:style-name="T4">leftMark</text:span></text:p>
          </draw:text-box>
        </draw:frame>
        <draw:frame draw:style-name="gr20" draw:text-style-name="P11" draw:layer="layout" svg:width="2.267cm" svg:height="0.725cm" svg:x="11.608cm" svg:y="3.241cm">
          <draw:text-box>
            <text:p><text:span text:style-name="T4">rightMark</text:span></text:p>
          </draw:text-box>
        </draw:frame>
        <draw:line draw:style-name="gr26" draw:text-style-name="P6" draw:layer="layout" svg:x1="3.583cm" svg:y1="3.324cm" svg:x2="3.583cm" svg:y2="2.579cm">
          <text:p/>
        </draw:line>
        <draw:line draw:style-name="gr26" draw:text-style-name="P6" draw:layer="layout" svg:x1="12.683cm" svg:y1="3.325cm" svg:x2="12.683cm" svg:y2="2.58cm">
          <text:p/>
        </draw:line>
        <draw:line draw:style-name="gr27" draw:text-style-name="P6" draw:layer="layout" svg:x1="4.575cm" svg:y1="3.654cm" svg:x2="5.761cm" svg:y2="3.654cm">
          <text:p/>
        </draw:line>
        <draw:line draw:style-name="gr27" draw:text-style-name="P6" draw:layer="layout" svg:x1="11.561cm" svg:y1="3.654cm" svg:x2="10.375cm" svg:y2="3.654cm">
          <text:p/>
        </draw:line>
        <draw:custom-shape draw:style-name="gr18" draw:text-style-name="P2" draw:layer="layout" svg:width="1.301cm" svg:height="1.213cm" svg:x="1.529cm" svg:y="4.707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2.829cm" svg:y="4.707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01cm" svg:height="1.213cm" svg:x="4.129cm" svg:y="4.707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5.429cm" svg:y="4.707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6.729cm" svg:y="4.707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8.029cm" svg:y="4.707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9.329cm" svg:y="4.707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0.629cm" svg:y="4.707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1.929cm" svg:y="4.707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4.507cm" svg:height="1.199cm" svg:x="13.685cm" svg:y="4.675cm">
          <draw:text-box>
            <text:p text:style-name="P13"><text:span text:style-name="T5">26 &lt; 54 move to right</text:span></text:p>
            <text:p text:style-name="P13"><text:span text:style-name="T5">93 &gt; 54 stop</text:span></text:p>
          </draw:text-box>
        </draw:frame>
        <draw:frame draw:style-name="gr20" draw:text-style-name="P11" draw:layer="layout" svg:width="2.009cm" svg:height="0.725cm" svg:x="3.74cm" svg:y="6.687cm">
          <draw:text-box>
            <text:p><text:span text:style-name="T4">leftMark</text:span></text:p>
          </draw:text-box>
        </draw:frame>
        <draw:frame draw:style-name="gr20" draw:text-style-name="P11" draw:layer="layout" svg:width="2.267cm" svg:height="0.725cm" svg:x="11.461cm" svg:y="6.687cm">
          <draw:text-box>
            <text:p><text:span text:style-name="T4">rightMark</text:span></text:p>
          </draw:text-box>
        </draw:frame>
        <draw:line draw:style-name="gr26" draw:text-style-name="P6" draw:layer="layout" svg:x1="4.736cm" svg:y1="6.77cm" svg:x2="4.736cm" svg:y2="6.025cm">
          <text:p/>
        </draw:line>
        <draw:line draw:style-name="gr26" draw:text-style-name="P6" draw:layer="layout" svg:x1="12.536cm" svg:y1="6.771cm" svg:x2="12.536cm" svg:y2="6.026cm">
          <text:p/>
        </draw:line>
        <draw:custom-shape draw:style-name="gr18" draw:text-style-name="P2" draw:layer="layout" svg:width="1.301cm" svg:height="1.213cm" svg:x="1.52cm" svg:y="8.008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2.82cm" svg:y="8.008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01cm" svg:height="1.213cm" svg:x="4.12cm" svg:y="8.008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5.42cm" svg:y="8.008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6.72cm" svg:y="8.008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8.02cm" svg:y="8.008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9.32cm" svg:y="8.008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0.62cm" svg:y="8.008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01cm" svg:height="1.213cm" svg:x="11.92cm" svg:y="8.008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3.165cm" svg:height="1.199cm" svg:x="13.776cm" svg:y="7.976cm">
          <draw:text-box>
            <text:p text:style-name="P13"><text:span text:style-name="T5">now rightMark</text:span></text:p>
            <text:p text:style-name="P13"><text:span text:style-name="T5">20 &lt; 54 stop</text:span></text:p>
          </draw:text-box>
        </draw:frame>
        <draw:frame draw:style-name="gr20" draw:text-style-name="P11" draw:layer="layout" svg:width="2.009cm" svg:height="0.725cm" svg:x="3.731cm" svg:y="9.988cm">
          <draw:text-box>
            <text:p><text:span text:style-name="T4">leftMark</text:span></text:p>
          </draw:text-box>
        </draw:frame>
        <draw:frame draw:style-name="gr20" draw:text-style-name="P11" draw:layer="layout" svg:width="2.267cm" svg:height="0.725cm" svg:x="11.452cm" svg:y="9.988cm">
          <draw:text-box>
            <text:p><text:span text:style-name="T4">rightMark</text:span></text:p>
          </draw:text-box>
        </draw:frame>
        <draw:line draw:style-name="gr26" draw:text-style-name="P6" draw:layer="layout" svg:x1="4.727cm" svg:y1="10.071cm" svg:x2="4.727cm" svg:y2="9.326cm">
          <text:p/>
        </draw:line>
        <draw:line draw:style-name="gr26" draw:text-style-name="P6" draw:layer="layout" svg:x1="12.527cm" svg:y1="10.072cm" svg:x2="12.527cm" svg:y2="9.327cm">
          <text:p/>
        </draw:line>
        <draw:custom-shape draw:style-name="gr18" draw:text-style-name="P2" draw:layer="layout" svg:width="1.301cm" svg:height="1.213cm" svg:x="1.6cm" svg:y="14.651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2.9cm" svg:y="14.651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4.2cm" svg:y="14.651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5.5cm" svg:y="14.651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01cm" svg:height="1.213cm" svg:x="6.8cm" svg:y="14.651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8.1cm" svg:y="14.651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01cm" svg:height="1.213cm" svg:x="9.4cm" svg:y="14.651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0.7cm" svg:y="14.651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2cm" svg:y="14.651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4.363cm" svg:height="1.673cm" svg:x="13.856cm" svg:y="14.319cm">
          <draw:text-box>
            <text:p text:style-name="P13"><text:span text:style-name="T5">77 &gt; 54 stop</text:span></text:p>
            <text:p text:style-name="P13"><text:span text:style-name="T5">44 &lt; 54 stop</text:span></text:p>
            <text:p text:style-name="P13"><text:span text:style-name="T5">exchange 77 and 44</text:span></text:p>
          </draw:text-box>
        </draw:frame>
        <draw:frame draw:style-name="gr20" draw:text-style-name="P11" draw:layer="layout" svg:width="2.009cm" svg:height="0.725cm" svg:x="6.411cm" svg:y="16.731cm">
          <draw:text-box>
            <text:p><text:span text:style-name="T4">leftMark</text:span></text:p>
          </draw:text-box>
        </draw:frame>
        <draw:frame draw:style-name="gr20" draw:text-style-name="P11" draw:layer="layout" svg:width="2.267cm" svg:height="0.725cm" svg:x="10.232cm" svg:y="16.731cm">
          <draw:text-box>
            <text:p><text:span text:style-name="T4">rightMark</text:span></text:p>
          </draw:text-box>
        </draw:frame>
        <draw:line draw:style-name="gr26" draw:text-style-name="P6" draw:layer="layout" svg:x1="7.407cm" svg:y1="16.714cm" svg:x2="7.407cm" svg:y2="15.969cm">
          <text:p/>
        </draw:line>
        <draw:line draw:style-name="gr26" draw:text-style-name="P6" draw:layer="layout" svg:x1="11.307cm" svg:y1="16.715cm" svg:x2="11.307cm" svg:y2="15.97cm">
          <text:p/>
        </draw:line>
        <draw:custom-shape draw:style-name="gr18" draw:text-style-name="P2" draw:layer="layout" svg:width="1.301cm" svg:height="1.213cm" svg:x="1.502cm" svg:y="11.41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2.802cm" svg:y="11.41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01cm" svg:height="1.213cm" svg:x="4.102cm" svg:y="11.41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5.402cm" svg:y="11.41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6.702cm" svg:y="11.41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8.002cm" svg:y="11.41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9.302cm" svg:y="11.41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0.602cm" svg:y="11.41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01cm" svg:height="1.213cm" svg:x="11.902cm" svg:y="11.41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5.024cm" svg:height="0.81cm" svg:x="13.758cm" svg:y="11.523cm">
          <draw:text-box>
            <text:p text:style-name="P13"><text:span text:style-name="T5">exchange 20 and 93</text:span></text:p>
          </draw:text-box>
        </draw:frame>
        <draw:frame draw:style-name="gr20" draw:text-style-name="P11" draw:layer="layout" svg:width="2.009cm" svg:height="0.725cm" svg:x="3.713cm" svg:y="13.39cm">
          <draw:text-box>
            <text:p><text:span text:style-name="T4">leftMark</text:span></text:p>
          </draw:text-box>
        </draw:frame>
        <draw:frame draw:style-name="gr20" draw:text-style-name="P11" draw:layer="layout" svg:width="2.267cm" svg:height="0.725cm" svg:x="11.434cm" svg:y="13.39cm">
          <draw:text-box>
            <text:p><text:span text:style-name="T4">rightMark</text:span></text:p>
          </draw:text-box>
        </draw:frame>
        <draw:line draw:style-name="gr26" draw:text-style-name="P6" draw:layer="layout" svg:x1="4.709cm" svg:y1="13.473cm" svg:x2="4.709cm" svg:y2="12.728cm">
          <text:p/>
        </draw:line>
        <draw:line draw:style-name="gr26" draw:text-style-name="P6" draw:layer="layout" svg:x1="12.509cm" svg:y1="13.474cm" svg:x2="12.509cm" svg:y2="12.729cm">
          <text:p/>
        </draw:line>
        <draw:line draw:style-name="gr27" draw:text-style-name="P6" draw:layer="layout" svg:x1="5.077cm" svg:y1="17.001cm" svg:x2="6.263cm" svg:y2="17.001cm">
          <text:p/>
        </draw:line>
        <draw:line draw:style-name="gr27" draw:text-style-name="P6" draw:layer="layout" svg:x1="13.636cm" svg:y1="17.083cm" svg:x2="12.45cm" svg:y2="17.083cm">
          <text:p/>
        </draw:line>
        <draw:custom-shape draw:style-name="gr18" draw:text-style-name="P2" draw:layer="layout" svg:width="1.301cm" svg:height="1.213cm" svg:x="1.591cm" svg:y="17.852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2.891cm" svg:y="17.852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4.191cm" svg:y="17.85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5.491cm" svg:y="17.852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6.791cm" svg:y="17.852cm">
          <text:p text:style-name="P1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01cm" svg:height="1.213cm" svg:x="8.091cm" svg:y="17.852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9.391cm" svg:y="17.852cm">
          <text:p text:style-name="P1"><text:span text:style-name="T1">7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0.691cm" svg:y="17.852cm">
          <text:p text:style-name="P1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301cm" svg:height="1.213cm" svg:x="11.991cm" svg:y="17.852cm">
          <text:p text:style-name="P1"><text:span text:style-name="T1">93</text:span></text:p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4.363cm" svg:height="2.621cm" svg:x="13.847cm" svg:y="17.52cm">
          <draw:text-box>
            <text:p text:style-name="P7"><text:span text:style-name="T3">77 &gt; 54 stop</text:span></text:p>
            <text:p text:style-name="P7"><text:span text:style-name="T3">31 &lt; 54 stop</text:span></text:p>
            <text:p text:style-name="P7"><text:span text:style-name="T3">rightMark &lt; leftMark</text:span></text:p>
            <text:p text:style-name="P7"><text:span text:style-name="T3">split point found</text:span></text:p>
            <text:p text:style-name="P7"><text:span text:style-name="T3">exchange 54 and 31</text:span></text:p>
          </draw:text-box>
        </draw:frame>
        <draw:frame draw:style-name="gr20" draw:text-style-name="P11" draw:layer="layout" svg:width="2.009cm" svg:height="0.725cm" svg:x="10.563cm" svg:y="19.419cm">
          <draw:text-box>
            <text:p><text:span text:style-name="T4">leftMark</text:span></text:p>
          </draw:text-box>
        </draw:frame>
        <draw:frame draw:style-name="gr20" draw:text-style-name="P11" draw:layer="layout" svg:width="2.267cm" svg:height="0.725cm" svg:x="5.739cm" svg:y="19.419cm">
          <draw:text-box>
            <text:p><text:span text:style-name="T4">rightMark</text:span></text:p>
          </draw:text-box>
        </draw:frame>
        <draw:line draw:style-name="gr26" draw:text-style-name="P6" draw:layer="layout" svg:x1="6.946cm" svg:y1="19.43cm" svg:x2="8.517cm" svg:y2="19.21cm">
          <text:p/>
        </draw:line>
        <draw:line draw:style-name="gr26" draw:text-style-name="P6" draw:layer="layout" svg:x1="11.383cm" svg:y1="19.485cm" svg:x2="10.005cm" svg:y2="19.127cm">
          <text:p/>
        </draw:line>
        <draw:line draw:style-name="gr27" draw:text-style-name="P6" draw:layer="layout" svg:x1="8.376cm" svg:y1="19.982cm" svg:x2="10.459cm" svg:y2="19.982cm">
          <text:p/>
        </draw:line>
        <draw:line draw:style-name="gr27" draw:text-style-name="P6" draw:layer="layout" svg:x1="10.375cm" svg:y1="20.339cm" svg:x2="8.296cm" svg:y2="20.339cm">
          <text:p/>
        </draw:line>
        <draw:frame draw:style-name="gr29" draw:text-style-name="P14" draw:layer="layout" svg:width="3.909cm" svg:height="0.852cm" svg:x="7.722cm" svg:y="20.49cm">
          <draw:text-box>
            <text:p text:style-name="P13"><text:span text:style-name="T5">until they cross</text:span></text:p>
          </draw:text-box>
        </draw:frame>
        <draw:frame draw:style-name="gr20" draw:text-style-name="P12" draw:layer="layout" svg:width="3.177cm" svg:height="0.962cm" svg:x="22.903cm" svg:y="7cm">
          <draw:text-box>
            <text:p>partition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8:54:36.602013290</meta:creation-date>
    <dc:date>2023-09-20T10:41:29.592450371</dc:date>
    <meta:editing-duration>PT1H47M25S</meta:editing-duration>
    <meta:editing-cycles>30</meta:editing-cycles>
    <meta:generator>LibreOffice/7.3.7.2$Linux_X86_64 LibreOffice_project/30$Build-2</meta:generator>
    <meta:document-statistic meta:object-count="296"/>
  </office:meta>
</office:document-meta>
</file>